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309.8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9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474940334128878]</text:p>
          </table:table-cell>
          <table:table-cell office:value-type="string" calcext:value-type="string">
            <text:p>[14]</text:p>
          </table:table-cell>
          <table:table-cell office:value-type="float" office:value="0.442324774369823" calcext:value-type="float">
            <text:p>0.442324774369823</text:p>
          </table:table-cell>
          <table:table-cell office:value-type="float" office:value="0.290285460050298" calcext:value-type="float">
            <text:p>0.290285460050298</text:p>
          </table:table-cell>
          <table:table-cell office:value-type="float" office:value="0.4" calcext:value-type="float">
            <text:p>0.4</text:p>
          </table:table-cell>
          <table:table-cell office:value-type="float" office:value="0.74615139556871" calcext:value-type="float">
            <text:p>0.74615139556871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0.544516479095918" calcext:value-type="float">
            <text:p>0.544516479095918</text:p>
          </table:table-cell>
          <table:table-cell office:value-type="float" office:value="0.774774774774775" calcext:value-type="float">
            <text:p>0.774774774774775</text:p>
          </table:table-cell>
          <table:table-cell office:value-type="float" office:value="0.188345762764367" calcext:value-type="float">
            <text:p>0.188345762764367</text:p>
          </table:table-cell>
          <table:table-cell office:value-type="float" office:value="0.251748251748252" calcext:value-type="float">
            <text:p>0.2517482517482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9331742243436754]</text:p>
          </table:table-cell>
          <table:table-cell office:value-type="string" calcext:value-type="string">
            <text:p>[20]</text:p>
          </table:table-cell>
          <table:table-cell office:value-type="float" office:value="0.678810679002636" calcext:value-type="float">
            <text:p>0.678810679002636</text:p>
          </table:table-cell>
          <table:table-cell office:value-type="float" office:value="0.645501817748376" calcext:value-type="float">
            <text:p>0.645501817748376</text:p>
          </table:table-cell>
          <table:table-cell office:value-type="float" office:value="0.712765957446808" calcext:value-type="float">
            <text:p>0.712765957446808</text:p>
          </table:table-cell>
          <table:table-cell office:value-type="float" office:value="0.721685264166317" calcext:value-type="float">
            <text:p>0.721685264166317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718326928761454" calcext:value-type="float">
            <text:p>0.718326928761454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.629728705334398" calcext:value-type="float">
            <text:p>0.629728705334398</text:p>
          </table:table-cell>
          <table:table-cell office:value-type="float" office:value="0.637037037037037" calcext:value-type="float">
            <text:p>0.6370370370370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788321167883212" calcext:value-type="float">
            <text:p>0.7883211678832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307875894988068]</text:p>
          </table:table-cell>
          <table:table-cell office:value-type="string" calcext:value-type="string">
            <text:p>[23]</text:p>
          </table:table-cell>
          <table:table-cell office:value-type="float" office:value="0.648301276365199" calcext:value-type="float">
            <text:p>0.648301276365199</text:p>
          </table:table-cell>
          <table:table-cell office:value-type="float" office:value="0.603028474856814" calcext:value-type="float">
            <text:p>0.603028474856814</text:p>
          </table:table-cell>
          <table:table-cell office:value-type="float" office:value="0.624203821656051" calcext:value-type="float">
            <text:p>0.624203821656051</text:p>
          </table:table-cell>
          <table:table-cell office:value-type="float" office:value="0.76582622568024" calcext:value-type="float">
            <text:p>0.76582622568024</text:p>
          </table:table-cell>
          <table:table-cell office:value-type="float" office:value="0.788321167883212" calcext:value-type="float">
            <text:p>0.788321167883212</text:p>
          </table:table-cell>
          <table:table-cell office:value-type="float" office:value="0.6734406434463" calcext:value-type="float">
            <text:p>0.6734406434463</text:p>
          </table:table-cell>
          <table:table-cell office:value-type="float" office:value="0.759124087591241" calcext:value-type="float">
            <text:p>0.759124087591241</text:p>
          </table:table-cell>
          <table:table-cell office:value-type="float" office:value="0.550909761477442" calcext:value-type="float">
            <text:p>0.550909761477442</text:p>
          </table:table-cell>
          <table:table-cell office:value-type="float" office:value="0.690647482014388" calcext:value-type="float">
            <text:p>0.6906474820143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773972602739726" calcext:value-type="float">
            <text:p>0.7739726027397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8']</text:p>
          </table:table-cell>
          <table:table-cell office:value-type="string" calcext:value-type="string">
            <text:p>[0.8424821002386634]</text:p>
          </table:table-cell>
          <table:table-cell office:value-type="string" calcext:value-type="string">
            <text:p>[6]</text:p>
          </table:table-cell>
          <table:table-cell office:value-type="float" office:value="0.744786669605671" calcext:value-type="float">
            <text:p>0.744786669605671</text:p>
          </table:table-cell>
          <table:table-cell office:value-type="float" office:value="0.73932177219183" calcext:value-type="float">
            <text:p>0.73932177219183</text:p>
          </table:table-cell>
          <table:table-cell office:value-type="float" office:value="0.756363636363636" calcext:value-type="float">
            <text:p>0.756363636363636</text:p>
          </table:table-cell>
          <table:table-cell office:value-type="float" office:value="0.770852820441861" calcext:value-type="float">
            <text:p>0.770852820441861</text:p>
          </table:table-cell>
          <table:table-cell office:value-type="float" office:value="0.773972602739726" calcext:value-type="float">
            <text:p>0.773972602739726</text:p>
          </table:table-cell>
          <table:table-cell office:value-type="float" office:value="0.723549604294946" calcext:value-type="float">
            <text:p>0.723549604294946</text:p>
          </table:table-cell>
          <table:table-cell office:value-type="float" office:value="0.755102040816327" calcext:value-type="float">
            <text:p>0.755102040816327</text:p>
          </table:table-cell>
          <table:table-cell office:value-type="float" office:value="0.745422481494049" calcext:value-type="float">
            <text:p>0.745422481494049</text:p>
          </table:table-cell>
          <table:table-cell office:value-type="float" office:value="0.759493670886076" calcext:value-type="float">
            <text:p>0.7594936708860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823529411764706" calcext:value-type="float">
            <text:p>0.8235294117647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8639618138424822]</text:p>
          </table:table-cell>
          <table:table-cell office:value-type="string" calcext:value-type="string">
            <text:p>[7]</text:p>
          </table:table-cell>
          <table:table-cell office:value-type="float" office:value="0.772783867049867" calcext:value-type="float">
            <text:p>0.772783867049867</text:p>
          </table:table-cell>
          <table:table-cell office:value-type="float" office:value="0.789449272824683" calcext:value-type="float">
            <text:p>0.789449272824683</text:p>
          </table:table-cell>
          <table:table-cell office:value-type="float" office:value="0.813114754098361" calcext:value-type="float">
            <text:p>0.813114754098361</text:p>
          </table:table-cell>
          <table:table-cell office:value-type="float" office:value="0.819228487573373" calcext:value-type="float">
            <text:p>0.819228487573373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0.682826416608487" calcext:value-type="float">
            <text:p>0.682826416608487</text:p>
          </table:table-cell>
          <table:table-cell office:value-type="float" office:value="0.802395209580838" calcext:value-type="float">
            <text:p>0.802395209580838</text:p>
          </table:table-cell>
          <table:table-cell office:value-type="float" office:value="0.799631291192923" calcext:value-type="float">
            <text:p>0.799631291192923</text:p>
          </table:table-cell>
          <table:table-cell office:value-type="float" office:value="0.802867383512545" calcext:value-type="float">
            <text:p>0.8028673835125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461538461538462" calcext:value-type="float">
            <text:p>0.46153846153846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331742243436754]</text:p>
          </table:table-cell>
          <table:table-cell office:value-type="string" calcext:value-type="string">
            <text:p>[25]</text:p>
          </table:table-cell>
          <table:table-cell office:value-type="float" office:value="0.157623224728488" calcext:value-type="float">
            <text:p>0.157623224728488</text:p>
          </table:table-cell>
          <table:table-cell office:value-type="float" office:value="0.117543859649123" calcext:value-type="float">
            <text:p>0.117543859649123</text:p>
          </table:table-cell>
          <table:table-cell office:value-type="float" office:value="0.15" calcext:value-type="float">
            <text:p>0.15</text:p>
          </table:table-cell>
          <table:table-cell office:value-type="float" office:value="0.192918192918193" calcext:value-type="float">
            <text:p>0.192918192918193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0.267399267399267" calcext:value-type="float">
            <text:p>0.267399267399267</text:p>
          </table:table-cell>
          <table:table-cell office:value-type="float" office:value="0.461538461538462" calcext:value-type="float">
            <text:p>0.461538461538462</text:p>
          </table:table-cell>
          <table:table-cell table:number-columns-repeated="2" office:value-type="float" office:value="0.0526315789473684" calcext:value-type="float">
            <text:p>0.0526315789473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591885441527446]</text:p>
          </table:table-cell>
          <table:table-cell office:value-type="string" calcext:value-type="string">
            <text:p>[7]</text:p>
          </table:table-cell>
          <table:table-cell office:value-type="float" office:value="0.72589333259247" calcext:value-type="float">
            <text:p>0.72589333259247</text:p>
          </table:table-cell>
          <table:table-cell office:value-type="float" office:value="0.771057697068726" calcext:value-type="float">
            <text:p>0.771057697068726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783892617449664" calcext:value-type="float">
            <text:p>0.783892617449664</text:p>
          </table:table-cell>
          <table:table-cell office:value-type="float" office:value="0.8" calcext:value-type="float">
            <text:p>0.8</text:p>
          </table:table-cell>
          <table:table-cell office:value-type="float" office:value="0.589722586716503" calcext:value-type="float">
            <text:p>0.589722586716503</text:p>
          </table:table-cell>
          <table:table-cell office:value-type="float" office:value="0.792079207920792" calcext:value-type="float">
            <text:p>0.792079207920792</text:p>
          </table:table-cell>
          <table:table-cell office:value-type="float" office:value="0.758900429134988" calcext:value-type="float">
            <text:p>0.758900429134988</text:p>
          </table:table-cell>
          <table:table-cell office:value-type="float" office:value="0.779661016949153" calcext:value-type="float">
            <text:p>0.7796610169491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804054054054054" calcext:value-type="float">
            <text:p>0.80405405405405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9']</text:p>
          </table:table-cell>
          <table:table-cell office:value-type="string" calcext:value-type="string">
            <text:p>[0.8615751789976134]</text:p>
          </table:table-cell>
          <table:table-cell office:value-type="string" calcext:value-type="string">
            <text:p>[16]</text:p>
          </table:table-cell>
          <table:table-cell office:value-type="float" office:value="0.78631717492927" calcext:value-type="float">
            <text:p>0.78631717492927</text:p>
          </table:table-cell>
          <table:table-cell office:value-type="float" office:value="0.786264399471947" calcext:value-type="float">
            <text:p>0.786264399471947</text:p>
          </table:table-cell>
          <table:table-cell office:value-type="float" office:value="0.79874213836478" calcext:value-type="float">
            <text:p>0.79874213836478</text:p>
          </table:table-cell>
          <table:table-cell office:value-type="float" office:value="0.798805471415634" calcext:value-type="float">
            <text:p>0.798805471415634</text:p>
          </table:table-cell>
          <table:table-cell office:value-type="float" office:value="0.802547770700637" calcext:value-type="float">
            <text:p>0.802547770700637</text:p>
          </table:table-cell>
          <table:table-cell office:value-type="float" office:value="0.765009836781426" calcext:value-type="float">
            <text:p>0.765009836781426</text:p>
          </table:table-cell>
          <table:table-cell office:value-type="float" office:value="0.791540785498489" calcext:value-type="float">
            <text:p>0.791540785498489</text:p>
          </table:table-cell>
          <table:table-cell office:value-type="float" office:value="0.795188992048075" calcext:value-type="float">
            <text:p>0.795188992048075</text:p>
          </table:table-cell>
          <table:table-cell office:value-type="float" office:value="0.804054054054054" calcext:value-type="float">
            <text:p>0.8040540540540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821428571428572" calcext:value-type="float">
            <text:p>0.8214285714285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8806682577565632]</text:p>
          </table:table-cell>
          <table:table-cell office:value-type="string" calcext:value-type="string">
            <text:p>[15]</text:p>
          </table:table-cell>
          <table:table-cell office:value-type="float" office:value="0.79086927077688" calcext:value-type="float">
            <text:p>0.79086927077688</text:p>
          </table:table-cell>
          <table:table-cell office:value-type="float" office:value="0.798671714622245" calcext:value-type="float">
            <text:p>0.798671714622245</text:p>
          </table:table-cell>
          <table:table-cell office:value-type="float" office:value="0.821428571428572" calcext:value-type="float">
            <text:p>0.821428571428572</text:p>
          </table:table-cell>
          <table:table-cell office:value-type="float" office:value="0.804641320897812" calcext:value-type="float">
            <text:p>0.804641320897812</text:p>
          </table:table-cell>
          <table:table-cell office:value-type="float" office:value="0.815533980582524" calcext:value-type="float">
            <text:p>0.815533980582524</text:p>
          </table:table-cell>
          <table:table-cell office:value-type="float" office:value="0.781406758418253" calcext:value-type="float">
            <text:p>0.781406758418253</text:p>
          </table:table-cell>
          <table:table-cell office:value-type="float" office:value="0.811188811188811" calcext:value-type="float">
            <text:p>0.811188811188811</text:p>
          </table:table-cell>
          <table:table-cell office:value-type="float" office:value="0.77875728916921" calcext:value-type="float">
            <text:p>0.77875728916921</text:p>
          </table:table-cell>
          <table:table-cell office:value-type="float" office:value="0.784053156146179" calcext:value-type="float">
            <text:p>0.7840531561461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829131652661065" calcext:value-type="float">
            <text:p>0.8291316526610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544152744630071]</text:p>
          </table:table-cell>
          <table:table-cell office:value-type="string" calcext:value-type="string">
            <text:p>[8]</text:p>
          </table:table-cell>
          <table:table-cell office:value-type="float" office:value="0.790803579476347" calcext:value-type="float">
            <text:p>0.790803579476347</text:p>
          </table:table-cell>
          <table:table-cell office:value-type="float" office:value="0.783621362651169" calcext:value-type="float">
            <text:p>0.783621362651169</text:p>
          </table:table-cell>
          <table:table-cell office:value-type="float" office:value="0.805970149253731" calcext:value-type="float">
            <text:p>0.805970149253731</text:p>
          </table:table-cell>
          <table:table-cell office:value-type="float" office:value="0.823979154751001" calcext:value-type="float">
            <text:p>0.823979154751001</text:p>
          </table:table-cell>
          <table:table-cell office:value-type="float" office:value="0.829131652661065" calcext:value-type="float">
            <text:p>0.829131652661065</text:p>
          </table:table-cell>
          <table:table-cell office:value-type="float" office:value="0.794511536859187" calcext:value-type="float">
            <text:p>0.794511536859187</text:p>
          </table:table-cell>
          <table:table-cell office:value-type="float" office:value="0.813056379821958" calcext:value-type="float">
            <text:p>0.813056379821958</text:p>
          </table:table-cell>
          <table:table-cell office:value-type="float" office:value="0.761102263644031" calcext:value-type="float">
            <text:p>0.761102263644031</text:p>
          </table:table-cell>
          <table:table-cell office:value-type="float" office:value="0.79876160990712" calcext:value-type="float">
            <text:p>0.798761609907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864130434782608" calcext:value-type="float">
            <text:p>0.8641304347826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5']</text:p>
          </table:table-cell>
          <table:table-cell office:value-type="string" calcext:value-type="string">
            <text:p>[0.8806682577565632]</text:p>
          </table:table-cell>
          <table:table-cell office:value-type="string" calcext:value-type="string">
            <text:p>[10]</text:p>
          </table:table-cell>
          <table:table-cell office:value-type="float" office:value="0.800695592830357" calcext:value-type="float">
            <text:p>0.800695592830357</text:p>
          </table:table-cell>
          <table:table-cell office:value-type="float" office:value="0.796800752764055" calcext:value-type="float">
            <text:p>0.796800752764055</text:p>
          </table:table-cell>
          <table:table-cell office:value-type="float" office:value="0.830769230769231" calcext:value-type="float">
            <text:p>0.830769230769231</text:p>
          </table:table-cell>
          <table:table-cell office:value-type="float" office:value="0.849478974757702" calcext:value-type="float">
            <text:p>0.849478974757702</text:p>
          </table:table-cell>
          <table:table-cell office:value-type="float" office:value="0.864130434782608" calcext:value-type="float">
            <text:p>0.864130434782608</text:p>
          </table:table-cell>
          <table:table-cell office:value-type="float" office:value="0.757499281399178" calcext:value-type="float">
            <text:p>0.757499281399178</text:p>
          </table:table-cell>
          <table:table-cell office:value-type="float" office:value="0.830769230769231" calcext:value-type="float">
            <text:p>0.830769230769231</text:p>
          </table:table-cell>
          <table:table-cell office:value-type="float" office:value="0.799003362400491" calcext:value-type="float">
            <text:p>0.799003362400491</text:p>
          </table:table-cell>
          <table:table-cell office:value-type="float" office:value="0.809917355371901" calcext:value-type="float">
            <text:p>0.8099173553719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853025936599424" calcext:value-type="float">
            <text:p>0.8530259365994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6', '7', '8']</text:p>
          </table:table-cell>
          <table:table-cell office:value-type="string" calcext:value-type="string">
            <text:p>[0.8782816229116945, 0.8782816229116945, 0.8782816229116945]</text:p>
          </table:table-cell>
          <table:table-cell office:value-type="string" calcext:value-type="string">
            <text:p>[11, 11, 11]</text:p>
          </table:table-cell>
          <table:table-cell office:value-type="float" office:value="0.807853144719081" calcext:value-type="float">
            <text:p>0.807853144719081</text:p>
          </table:table-cell>
          <table:table-cell office:value-type="float" office:value="0.787121771198977" calcext:value-type="float">
            <text:p>0.787121771198977</text:p>
          </table:table-cell>
          <table:table-cell office:value-type="float" office:value="0.794788273615635" calcext:value-type="float">
            <text:p>0.794788273615635</text:p>
          </table:table-cell>
          <table:table-cell office:value-type="float" office:value="0.831365806216407" calcext:value-type="float">
            <text:p>0.831365806216407</text:p>
          </table:table-cell>
          <table:table-cell office:value-type="float" office:value="0.848837209302326" calcext:value-type="float">
            <text:p>0.848837209302326</text:p>
          </table:table-cell>
          <table:table-cell office:value-type="float" office:value="0.827296434757935" calcext:value-type="float">
            <text:p>0.827296434757935</text:p>
          </table:table-cell>
          <table:table-cell office:value-type="float" office:value="0.853025936599424" calcext:value-type="float">
            <text:p>0.853025936599424</text:p>
          </table:table-cell>
          <table:table-cell office:value-type="float" office:value="0.785628566703005" calcext:value-type="float">
            <text:p>0.785628566703005</text:p>
          </table:table-cell>
          <table:table-cell office:value-type="float" office:value="0.811940298507463" calcext:value-type="float">
            <text:p>0.8119402985074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801369863013699" calcext:value-type="float">
            <text:p>0.8013698630136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615751789976134]</text:p>
          </table:table-cell>
          <table:table-cell office:value-type="string" calcext:value-type="string">
            <text:p>[11]</text:p>
          </table:table-cell>
          <table:table-cell office:value-type="float" office:value="0.762407692727942" calcext:value-type="float">
            <text:p>0.762407692727942</text:p>
          </table:table-cell>
          <table:table-cell office:value-type="float" office:value="0.7401098093304" calcext:value-type="float">
            <text:p>0.7401098093304</text:p>
          </table:table-cell>
          <table:table-cell office:value-type="float" office:value="0.759322033898305" calcext:value-type="float">
            <text:p>0.759322033898305</text:p>
          </table:table-cell>
          <table:table-cell office:value-type="float" office:value="0.783028755825644" calcext:value-type="float">
            <text:p>0.783028755825644</text:p>
          </table:table-cell>
          <table:table-cell office:value-type="float" office:value="0.801369863013699" calcext:value-type="float">
            <text:p>0.801369863013699</text:p>
          </table:table-cell>
          <table:table-cell office:value-type="float" office:value="0.761664529714065" calcext:value-type="float">
            <text:p>0.761664529714065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764827676041657" calcext:value-type="float">
            <text:p>0.764827676041657</text:p>
          </table:table-cell>
          <table:table-cell office:value-type="float" office:value="0.778523489932886" calcext:value-type="float">
            <text:p>0.7785234899328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843657817109145" calcext:value-type="float">
            <text:p>0.8436578171091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735083532219571]</text:p>
          </table:table-cell>
          <table:table-cell office:value-type="string" calcext:value-type="string">
            <text:p>[7]</text:p>
          </table:table-cell>
          <table:table-cell office:value-type="float" office:value="0.755874553879628" calcext:value-type="float">
            <text:p>0.755874553879628</text:p>
          </table:table-cell>
          <table:table-cell office:value-type="float" office:value="0.773440431360182" calcext:value-type="float">
            <text:p>0.773440431360182</text:p>
          </table:table-cell>
          <table:table-cell office:value-type="float" office:value="0.794285714285714" calcext:value-type="float">
            <text:p>0.794285714285714</text:p>
          </table:table-cell>
          <table:table-cell office:value-type="float" office:value="0.827342417672956" calcext:value-type="float">
            <text:p>0.827342417672956</text:p>
          </table:table-cell>
          <table:table-cell office:value-type="float" office:value="0.843657817109145" calcext:value-type="float">
            <text:p>0.843657817109145</text:p>
          </table:table-cell>
          <table:table-cell office:value-type="float" office:value="0.638644951681016" calcext:value-type="float">
            <text:p>0.638644951681016</text:p>
          </table:table-cell>
          <table:table-cell office:value-type="float" office:value="0.797720797720798" calcext:value-type="float">
            <text:p>0.797720797720798</text:p>
          </table:table-cell>
          <table:table-cell office:value-type="float" office:value="0.78407041480436" calcext:value-type="float">
            <text:p>0.78407041480436</text:p>
          </table:table-cell>
          <table:table-cell office:value-type="float" office:value="0.807339449541284" calcext:value-type="float">
            <text:p>0.8073394495412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784452296819788" calcext:value-type="float">
            <text:p>0.7844522968197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5']</text:p>
          </table:table-cell>
          <table:table-cell office:value-type="string" calcext:value-type="string">
            <text:p>[0.854066985645933]</text:p>
          </table:table-cell>
          <table:table-cell office:value-type="string" calcext:value-type="string">
            <text:p>[13]</text:p>
          </table:table-cell>
          <table:table-cell office:value-type="float" office:value="0.752916079274185" calcext:value-type="float">
            <text:p>0.752916079274185</text:p>
          </table:table-cell>
          <table:table-cell office:value-type="float" office:value="0.752480080647661" calcext:value-type="float">
            <text:p>0.752480080647661</text:p>
          </table:table-cell>
          <table:table-cell office:value-type="float" office:value="0.763250883392226" calcext:value-type="float">
            <text:p>0.763250883392226</text:p>
          </table:table-cell>
          <table:table-cell office:value-type="float" office:value="0.778068865524696" calcext:value-type="float">
            <text:p>0.778068865524696</text:p>
          </table:table-cell>
          <table:table-cell office:value-type="float" office:value="0.784452296819788" calcext:value-type="float">
            <text:p>0.784452296819788</text:p>
          </table:table-cell>
          <table:table-cell office:value-type="float" office:value="0.747215454657315" calcext:value-type="float">
            <text:p>0.747215454657315</text:p>
          </table:table-cell>
          <table:table-cell office:value-type="float" office:value="0.78" calcext:value-type="float">
            <text:p>0.78</text:p>
          </table:table-cell>
          <table:table-cell office:value-type="float" office:value="0.733899916267066" calcext:value-type="float">
            <text:p>0.733899916267066</text:p>
          </table:table-cell>
          <table:table-cell office:value-type="float" office:value="0.749163879598662" calcext:value-type="float">
            <text:p>0.74916387959866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788469576196232" calcext:value-type="float">
            <text:p>0.78846957619623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.461538461538462" calcext:value-type="float">
            <text:p>0.461538461538462</text:p>
          </table:table-cell>
          <table:table-cell table:number-columns-repeated="5"/>
          <table:table-cell table:formula="of:=AVERAGE([.I2:.I16])" office:value-type="float" office:value="0.694550727488523" calcext:value-type="float">
            <text:p>0.694550727488523</text:p>
          </table:table-cell>
          <table:table-cell table:formula="of:=AVERAGE([.J2:.J16])" office:value-type="float" office:value="0.678313245095766" calcext:value-type="float">
            <text:p>0.678313245095766</text:p>
          </table:table-cell>
          <table:table-cell table:formula="of:=AVERAGE([.K2:.K16])" office:value-type="float" office:value="0.70656284430487" calcext:value-type="float">
            <text:p>0.70656284430487</text:p>
          </table:table-cell>
          <table:table-cell table:formula="of:=AVERAGE([.L2:.L16])" office:value-type="float" office:value="0.753151051390681" calcext:value-type="float">
            <text:p>0.753151051390681</text:p>
          </table:table-cell>
          <table:table-cell table:formula="of:=AVERAGE([.M2:.M16])" office:value-type="float" office:value="0.771141596011709" calcext:value-type="float">
            <text:p>0.771141596011709</text:p>
          </table:table-cell>
          <table:table-cell table:formula="of:=AVERAGE([.N2:.N16])" office:value-type="float" office:value="0.684868714039417" calcext:value-type="float">
            <text:p>0.684868714039417</text:p>
          </table:table-cell>
          <table:table-cell table:formula="of:=AVERAGE([.O2:.O16])" office:value-type="float" office:value="0.773540002503109" calcext:value-type="float">
            <text:p>0.773540002503109</text:p>
          </table:table-cell>
          <table:table-cell table:formula="of:=AVERAGE([.P2:.P16])" office:value-type="float" office:value="0.661869899428229" calcext:value-type="float">
            <text:p>0.661869899428229</text:p>
          </table:table-cell>
          <table:table-cell table:formula="of:=AVERAGE([.Q2:.Q16])" office:value-type="float" office:value="0.687855980943625" calcext:value-type="float">
            <text:p>0.687855980943625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864130434782608" calcext:value-type="float">
            <text:p>0.86413043478260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dev </text:p>
          </table:table-cell>
          <table:table-cell table:formula="of:=STDEV([.C2:.C16])" office:value-type="float" office:value="0.0943429970816808" calcext:value-type="float">
            <text:p>0.094342997081681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Sequence H 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9T10:38:10.561267648</dc:date>
    <meta:editing-duration>PT1M50S</meta:editing-duration>
    <meta:editing-cycles>1</meta:editing-cycles>
    <meta:document-statistic meta:table-count="1" meta:cell-count="289" meta:object-count="0"/>
    <meta:generator>LibreOffice/6.0.7.3$Linux_X86_64 LibreOffice_project/00m0$Build-3</meta:generator>
  </office:meta>
</office:document-meta>
</file>